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break-before="page"/>
      <style:text-properties officeooo:rsid="001a5c6e" officeooo:paragraph-rsid="001a5c6e"/>
    </style:style>
    <style:style style:name="P2" style:family="paragraph" style:parent-style-name="Normal">
      <style:text-properties officeooo:rsid="001a5c6e" officeooo:paragraph-rsid="001a5c6e"/>
    </style:style>
    <style:style style:name="P3" style:family="paragraph" style:parent-style-name="Normal">
      <style:text-properties officeooo:rsid="001b9b2e" officeooo:paragraph-rsid="001b9b2e"/>
    </style:style>
    <style:style style:name="T1" style:family="text">
      <style:text-properties officeooo:rsid="001b9b2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Cristina Spampinato - 470237</text:p>
        <text:p text:style-name="P2">Scienze dei servizi giuridici (L14)</text:p>
        <text:p text:style-name="P2">Titolo: Il diritto a nascere sano. Profili etici e giuridici</text:p>
        <text:p text:style-name="P2"/>
        <text:p text:style-name="P2">Indice (provvisorio):</text:p>
        <text:p text:style-name="P2">Cap. 1</text:p>
        <text:p text:style-name="P2">Il diritto al figlio e il diritto alla vita</text:p>
        <text:p text:style-name="P2">- concetto di dare e ricevere la vita</text:p>
        <text:p text:style-name="P2">- concetto di vita dignitosa e il valore che ha nella nostra società</text:p>
        <text:p text:style-name="P2"/>
        <text:p text:style-name="P2">Cap. 2</text:p>
        <text:p text:style-name="P2">Esiste il diritto a nascere sano?</text:p>
        <text:p text:style-name="P2">- wrongful birth e wrongful life: quali elementi e quali disabilità rendono (o meno) una vita “degna”?</text:p>
        <text:p text:style-name="P2">- in Italia: dibattito fra visione laica e visione cattolica dei concetti sovraesposti</text:p>
        <text:p text:style-name="P2">- aspetti comparatistici: l’approccio di altri paesi al “diritto a nascere sano”</text:p>
        <text:p text:style-name="P2"><text:tab/>giurisprudenza in America e in Francia</text:p>
        <text:p text:style-name="P2"><text:tab/>il caso Perruche</text:p>
        <text:p text:style-name="P2">Cap. 3</text:p>
        <text:p text:style-name="P2">La questione della responsabilità e del conseguente risarcimento</text:p>
        <text:p text:style-name="P2">1. Responsabilità:</text:p>
        <text:p text:style-name="P2">- della madre per avere (o meno) scelto l’aborto a seguito di una diagnosi di malattia grave del feto</text:p>
        <text:p text:style-name="P2">- del medico: per errata diagnosi e per errata comunicazione</text:p>
        <text:p text:style-name="P2">2. Risarcimento: chi potrebbe chiedere il risarcimento per nascita/vita sbagliata, ammessa l’esistenza del diritto a nascere sano?</text:p>
        <text:p text:style-name="P2">- il figlio nato disabile: (in quali casi e perché)</text:p>
        <text:p text:style-name="P2">- il padre e la madre: (in quali casi e perché)</text:p>
        <text:p text:style-name="P2">- fratelli/sorelle: (in quali casi e perché)</text:p>
        <text:p text:style-name="P2"/>
        <text:p text:style-name="P2">Cap. 4</text:p>
        <text:p text:style-name="P3">Relazione fra diritto a nascere sano ed eugenetica</text:p>
        <text:p text:style-name="P2">(sia in ambito della pma, sia in caso di più gravidanze normali, <text:span text:style-name="T1">es. </text:span>con ripetute diagnosi di disabilità che portano sempre a scelte abortive della madre per u<text:span text:style-name="T1">na estenuante ricerca di una discendenza perfettamente sana)</text:span></text:p>
        <text:p text:style-name="P3">- la Procreazione medicalmente assistita</text:p>
        <text:p text:style-name="P3">- la diagnosi pre-impianto</text:p>
        <text:p text:style-name="P3">- il problema dell’impianto esclusivo degli embrioni sani: l’ eugenetica (cos’è e i pericoli che ne derivano)</text:p>
        <text:p text:style-name="P3">- concedere il diritto a nascere sano potrebbe portare ad approfittarsi dello stesso, andando incontro ad un concetto di eugenetica eccessivamente ispirato da un’etica utilitarista? O peggio ancora potrebbe portare, se non con le opportune limitazioni, ad una selezione del feto per la ricerca del “figlio ideale”?</text:p>
        <text:p text:style-name="P3"/>
        <text:p text:style-name="P3">Conclusioni</text:p>
        <text:p text:style-name="P2"/>
        <text:p text:style-name="P2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Normal" style:family="paragraph">
      <style:paragraph-properties fo:orphans="2" fo:widows="2" style:writing-mode="lr-tb"/>
      <style:text-properties style:font-name="Liberation Serif1" fo:font-family="'Liberation Serif'" fo:font-size="12pt" fo:language="it" fo:country="I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meta:creation-date>2017-10-27T20:09:52.162294679</meta:creation-date>
    <dc:date>2017-11-01T12:20:40.678856556</dc:date>
    <meta:editing-duration>PT10M16S</meta:editing-duration>
    <meta:editing-cycles>1</meta:editing-cycles>
    <meta:document-statistic meta:table-count="0" meta:image-count="0" meta:object-count="0" meta:page-count="1" meta:paragraph-count="32" meta:word-count="317" meta:character-count="1957" meta:non-whitespace-character-count="1670"/>
  </office:meta>
</office:document-meta>
</file>